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3047in"/>
    </style:style>
    <style:style style:name="co2" style:family="table-column">
      <style:table-column-properties fo:break-before="auto" style:column-width="1.1736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1.1008in"/>
    </style:style>
    <style:style style:name="co5" style:family="table-column">
      <style:table-column-properties fo:break-before="auto" style:column-width="1.002in"/>
    </style:style>
    <style:style style:name="co6" style:family="table-column">
      <style:table-column-properties fo:break-before="auto" style:column-width="1.2283in"/>
    </style:style>
    <style:style style:name="co7" style:family="table-column">
      <style:table-column-properties fo:break-before="auto" style:column-width="1.1626in"/>
    </style:style>
    <style:style style:name="co8" style:family="table-column">
      <style:table-column-properties fo:break-before="auto" style:column-width="0.9772in"/>
    </style:style>
    <style:style style:name="co9" style:family="table-column">
      <style:table-column-properties fo:break-before="auto" style:column-width="1.9709in"/>
    </style:style>
    <style:style style:name="co10" style:family="table-column">
      <style:table-column-properties fo:break-before="auto" style:column-width="1.1138in"/>
    </style:style>
    <style:style style:name="co11" style:family="table-column">
      <style:table-column-properties fo:break-before="auto" style:column-width="1.698in"/>
    </style:style>
    <style:style style:name="co12" style:family="table-column">
      <style:table-column-properties fo:break-before="auto" style:column-width="1.8508in"/>
    </style:style>
    <style:style style:name="co13" style:family="table-column">
      <style:table-column-properties fo:break-before="auto" style:column-width="1.7417in"/>
    </style:style>
    <style:style style:name="co14" style:family="table-column">
      <style:table-column-properties fo:break-before="auto" style:column-width="1.7528in"/>
    </style:style>
    <style:style style:name="co15" style:family="table-column">
      <style:table-column-properties fo:break-before="auto" style:column-width="1.9055in"/>
    </style:style>
    <style:style style:name="co16" style:family="table-column">
      <style:table-column-properties fo:break-before="auto" style:column-width="1.3264in"/>
    </style:style>
    <style:style style:name="co17" style:family="table-column">
      <style:table-column-properties fo:break-before="auto" style:column-width="2.2445in"/>
    </style:style>
    <style:style style:name="co18" style:family="table-column">
      <style:table-column-properties fo:break-before="auto" style:column-width="2.2661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PageStyle_5f_DNSPERF">
      <style:table-properties table:display="true" style:writing-mode="lr-tb"/>
    </style:style>
    <style:style style:name="ta2" style:family="table" style:master-page-name="PageStyle_5f_vbox_20_metrics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#99ccff" fo:padding="0.028in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background-color="#99ccff"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99cc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fo:background-color="#99ccff" fo:padding="0.028in"/>
    </style:style>
    <style:style style:name="ce6" style:family="table-cell" style:parent-style-name="Default">
      <style:table-cell-properties style:glyph-orientation-vertical="0" fo:background-color="#99cc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99cc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fo:background-color="#c0c0c0" fo:padding="0.028in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1" style:font-name-asian="Arial1" style:font-name-complex="Arial1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DNSPERF" table:style-name="ta1">
        <office:forms form:automatic-focus="false" form:apply-design-mode="false"/>
        <table:shapes>
          <draw:frame draw:z-index="0" draw:name="Chart 1" draw:style-name="gr1" svg:width="4.498in" svg:height="2.9992in" svg:x="0.2795in" svg:y="2.5937in">
            <draw:object draw:notify-on-update-of-ranges="DNSPERF.A3:DNSPERF.A9 DNSPERF.B2:DNSPERF.B2 DNSPERF.B3:DNSPERF.B9 DNSPERF.C2:DNSPERF.C2 DNSPERF.C3:DNSPERF.C9 DNSPERF.D2:DNSPERF.D2 DNSPERF.D3:DNSPERF.D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2" draw:style-name="gr1" svg:width="4.4996in" svg:height="2.9957in" svg:x="5.165in" svg:y="2.576in">
            <draw:object draw:notify-on-update-of-ranges="DNSPERF.A2:DNSPERF.A2 DNSPERF.A3:DNSPERF.A9 DNSPERF.E2:DNSPERF.E2 DNSPERF.E3:DNSPERF.E9 DNSPERF.F2:DNSPERF.F2 DNSPERF.F3:DNSPERF.F9 DNSPERF.G2:DNSPERF.G2 DNSPERF.G3:DNSPERF.G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/>
          <table:table-cell table:style-name="ce4" office:value-type="string" table:number-columns-spanned="3" table:number-rows-spanned="1">
            <text:p>Queries per second</text:p>
          </table:table-cell>
          <table:covered-table-cell table:number-columns-repeated="2" table:style-name="ce6"/>
          <table:table-cell table:style-name="ce4" office:value-type="string" table:number-columns-spanned="3" table:number-rows-spanned="1">
            <text:p>Avg response time namebench (ms)</text:p>
          </table:table-cell>
          <table:covered-table-cell table:number-columns-repeated="2" table:style-name="ce6"/>
          <table:table-cell table:style-name="ce8" table:number-columns-repeated="4"/>
          <table:table-cell table:style-name="ce10" table:number-columns-repeated="2"/>
          <table:table-cell table:style-name="ce3" table:number-columns-repeated="1010"/>
          <table:table-cell/>
        </table:table-row>
        <table:table-row table:style-name="ro1">
          <table:table-cell table:style-name="ce1" office:value-type="string">
            <text:p>TTL</text:p>
          </table:table-cell>
          <table:table-cell table:style-name="ce1" office:value-type="string">
            <text:p>cyclic</text:p>
          </table:table-cell>
          <table:table-cell table:style-name="ce1" office:value-type="string">
            <text:p>random</text:p>
          </table:table-cell>
          <table:table-cell table:style-name="ce7" office:value-type="string">
            <text:p>lbbind</text:p>
          </table:table-cell>
          <table:table-cell table:style-name="ce7" office:value-type="string">
            <text:p>cyclic</text:p>
          </table:table-cell>
          <table:table-cell table:style-name="ce7" office:value-type="string">
            <text:p>random</text:p>
          </table:table-cell>
          <table:table-cell table:style-name="ce7" office:value-type="string">
            <text:p>lbbind</text:p>
          </table:table-cell>
          <table:table-cell table:style-name="ce8" office:value-type="string">
            <text:p>total queries</text:p>
          </table:table-cell>
          <table:table-cell table:style-name="ce8" office:value-type="string">
            <text:p>lost queries</text:p>
          </table:table-cell>
          <table:table-cell table:style-name="ce8" office:value-type="string">
            <text:p>Avg ping</text:p>
          </table:table-cell>
          <table:table-cell table:style-name="ce8" office:value-type="string">
            <text:p>Avg response time (ms)</text:p>
          </table:table-cell>
          <table:table-cell table:style-name="ce10" table:number-columns-repeated="2"/>
          <table:table-cell table:style-name="ce3" table:number-columns-repeated="1010"/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5" office:value-type="float" office:value="20893.931902">
            <text:p>20893.931902</text:p>
          </table:table-cell>
          <table:table-cell table:style-name="ce5" office:value-type="float" office:value="20945.2135">
            <text:p>20945.2135</text:p>
          </table:table-cell>
          <table:table-cell table:style-name="ce5" office:value-type="float" office:value="22992.505724">
            <text:p>22992.505724</text:p>
          </table:table-cell>
          <table:table-cell table:style-name="ce5" office:value-type="float" office:value="3.16">
            <text:p>3.16</text:p>
          </table:table-cell>
          <table:table-cell table:style-name="ce5" office:value-type="float" office:value="3.17">
            <text:p>3.17</text:p>
          </table:table-cell>
          <table:table-cell table:style-name="ce5" office:value-type="float" office:value="1.81">
            <text:p>1.81</text:p>
          </table:table-cell>
          <table:table-cell table:style-name="ce9" office:value-type="float" office:value="7200000">
            <text:p>72000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373">
            <text:p>0.373</text:p>
          </table:table-cell>
          <table:table-cell table:style-name="ce9" table:formula="of:=60000/[.D3]-[.J3]" office:value-type="float" office:value="2.23654594163136">
            <text:p>2.2365459416</text:p>
          </table:table-cell>
          <table:table-cell table:number-columns-repeated="101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5" table:formula="of:=[.B$3]" office:value-type="float" office:value="20893.931902">
            <text:p>20893.931902</text:p>
          </table:table-cell>
          <table:table-cell table:style-name="ce5" table:formula="of:=[.C$3]" office:value-type="float" office:value="20945.2135">
            <text:p>20945.2135</text:p>
          </table:table-cell>
          <table:table-cell table:style-name="ce5" office:value-type="float" office:value="22552.920922">
            <text:p>22552.920922</text:p>
          </table:table-cell>
          <table:table-cell table:style-name="ce5" table:formula="of:=[.E$3]" office:value-type="float" office:value="3.16">
            <text:p>3.16</text:p>
          </table:table-cell>
          <table:table-cell table:style-name="ce5" table:formula="of:=[.F$3]" office:value-type="float" office:value="3.17">
            <text:p>3.17</text:p>
          </table:table-cell>
          <table:table-cell table:style-name="ce5" office:value-type="float" office:value="3.26">
            <text:p>3.26</text:p>
          </table:table-cell>
          <table:table-cell table:style-name="ce9" office:value-type="float" office:value="7200000">
            <text:p>72000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373">
            <text:p>0.373</text:p>
          </table:table-cell>
          <table:table-cell table:style-name="ce9" table:formula="of:=60000/[.D4]-[.J4]" office:value-type="float" office:value="2.28740927503413">
            <text:p>2.287409275</text:p>
          </table:table-cell>
          <table:table-cell table:number-columns-repeated="1013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5" table:formula="of:=[.B$3]" office:value-type="float" office:value="20893.931902">
            <text:p>20893.931902</text:p>
          </table:table-cell>
          <table:table-cell table:style-name="ce5" table:formula="of:=[.C$3]" office:value-type="float" office:value="20945.2135">
            <text:p>20945.2135</text:p>
          </table:table-cell>
          <table:table-cell table:style-name="ce5" office:value-type="float" office:value="21651.82058">
            <text:p>21651.82058</text:p>
          </table:table-cell>
          <table:table-cell table:style-name="ce5" table:formula="of:=[.E$3]" office:value-type="float" office:value="3.16">
            <text:p>3.16</text:p>
          </table:table-cell>
          <table:table-cell table:style-name="ce5" table:formula="of:=[.F$3]" office:value-type="float" office:value="3.17">
            <text:p>3.17</text:p>
          </table:table-cell>
          <table:table-cell table:style-name="ce5" office:value-type="float" office:value="3.16">
            <text:p>3.16</text:p>
          </table:table-cell>
          <table:table-cell table:style-name="ce9" office:value-type="float" office:value="7200000">
            <text:p>72000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373">
            <text:p>0.373</text:p>
          </table:table-cell>
          <table:table-cell table:style-name="ce9" table:formula="of:=60000/[.D5]-[.J5]" office:value-type="float" office:value="2.39812955828863">
            <text:p>2.3981295583</text:p>
          </table:table-cell>
          <table:table-cell table:number-columns-repeated="1013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5" table:formula="of:=[.B$3]" office:value-type="float" office:value="20893.931902">
            <text:p>20893.931902</text:p>
          </table:table-cell>
          <table:table-cell table:style-name="ce5" table:formula="of:=[.C$3]" office:value-type="float" office:value="20945.2135">
            <text:p>20945.2135</text:p>
          </table:table-cell>
          <table:table-cell table:style-name="ce5" office:value-type="float" office:value="22090.560843">
            <text:p>22090.560843</text:p>
          </table:table-cell>
          <table:table-cell table:style-name="ce5" table:formula="of:=[.E$3]" office:value-type="float" office:value="3.16">
            <text:p>3.16</text:p>
          </table:table-cell>
          <table:table-cell table:style-name="ce5" table:formula="of:=[.F$3]" office:value-type="float" office:value="3.17">
            <text:p>3.17</text:p>
          </table:table-cell>
          <table:table-cell table:style-name="ce5" office:value-type="float" office:value="2.97">
            <text:p>2.97</text:p>
          </table:table-cell>
          <table:table-cell table:style-name="ce9" office:value-type="float" office:value="7200000">
            <text:p>72000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373">
            <text:p>0.373</text:p>
          </table:table-cell>
          <table:table-cell table:style-name="ce9" table:formula="of:=60000/[.D6]-[.J6]" office:value-type="float" office:value="2.34309220003179">
            <text:p>2.3430922</text:p>
          </table:table-cell>
          <table:table-cell table:number-columns-repeated="1013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5" table:formula="of:=[.B$3]" office:value-type="float" office:value="20893.931902">
            <text:p>20893.931902</text:p>
          </table:table-cell>
          <table:table-cell table:style-name="ce5" table:formula="of:=[.C$3]" office:value-type="float" office:value="20945.2135">
            <text:p>20945.2135</text:p>
          </table:table-cell>
          <table:table-cell table:style-name="ce5" office:value-type="float" office:value="21396.702441">
            <text:p>21396.702441</text:p>
          </table:table-cell>
          <table:table-cell table:style-name="ce5" table:formula="of:=[.E$3]" office:value-type="float" office:value="3.16">
            <text:p>3.16</text:p>
          </table:table-cell>
          <table:table-cell table:style-name="ce5" table:formula="of:=[.F$3]" office:value-type="float" office:value="3.17">
            <text:p>3.17</text:p>
          </table:table-cell>
          <table:table-cell table:style-name="ce5" office:value-type="float" office:value="3.22">
            <text:p>3.22</text:p>
          </table:table-cell>
          <table:table-cell table:style-name="ce9" office:value-type="float" office:value="7200000">
            <text:p>72000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373">
            <text:p>0.373</text:p>
          </table:table-cell>
          <table:table-cell table:style-name="ce9" table:formula="of:=60000/[.D7]-[.J7]" office:value-type="float" office:value="2.43117041670071">
            <text:p>2.4311704167</text:p>
          </table:table-cell>
          <table:table-cell table:number-columns-repeated="1013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5" table:formula="of:=[.B$3]" office:value-type="float" office:value="20893.931902">
            <text:p>20893.931902</text:p>
          </table:table-cell>
          <table:table-cell table:style-name="ce5" table:formula="of:=[.C$3]" office:value-type="float" office:value="20945.2135">
            <text:p>20945.2135</text:p>
          </table:table-cell>
          <table:table-cell table:style-name="ce5" office:value-type="float" office:value="21283.072491">
            <text:p>21283.072491</text:p>
          </table:table-cell>
          <table:table-cell table:style-name="ce5" table:formula="of:=[.E$3]" office:value-type="float" office:value="3.16">
            <text:p>3.16</text:p>
          </table:table-cell>
          <table:table-cell table:style-name="ce5" table:formula="of:=[.F$3]" office:value-type="float" office:value="3.17">
            <text:p>3.17</text:p>
          </table:table-cell>
          <table:table-cell table:style-name="ce5" office:value-type="float" office:value="3.14">
            <text:p>3.14</text:p>
          </table:table-cell>
          <table:table-cell table:style-name="ce9" office:value-type="float" office:value="7200000">
            <text:p>72000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373">
            <text:p>0.373</text:p>
          </table:table-cell>
          <table:table-cell table:style-name="ce9" table:formula="of:=60000/[.D8]-[.J8]" office:value-type="float" office:value="2.44614183327488">
            <text:p>2.446141833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∞</text:p>
          </table:table-cell>
          <table:table-cell table:style-name="ce5" table:formula="of:=[.B$3]" office:value-type="float" office:value="20893.931902">
            <text:p>20893.931902</text:p>
          </table:table-cell>
          <table:table-cell table:style-name="ce5" table:formula="of:=[.C$3]" office:value-type="float" office:value="20945.2135">
            <text:p>20945.2135</text:p>
          </table:table-cell>
          <table:table-cell table:style-name="ce5" office:value-type="float" office:value="21229.70016">
            <text:p>21229.70016</text:p>
          </table:table-cell>
          <table:table-cell table:style-name="ce5" table:formula="of:=[.E$3]" office:value-type="float" office:value="3.16">
            <text:p>3.16</text:p>
          </table:table-cell>
          <table:table-cell table:style-name="ce5" table:formula="of:=[.F$3]" office:value-type="float" office:value="3.17">
            <text:p>3.17</text:p>
          </table:table-cell>
          <table:table-cell table:style-name="ce5" office:value-type="float" office:value="3.23">
            <text:p>3.23</text:p>
          </table:table-cell>
          <table:table-cell table:style-name="ce9" table:number-columns-repeated="4"/>
          <table:table-cell table:number-columns-repeated="1013"/>
        </table:table-row>
        <table:table-row table:style-name="ro1">
          <table:table-cell table:style-name="Default" office:value-type="string">
            <text:p>cyclic</text:p>
          </table:table-cell>
          <table:table-cell table:number-columns-repeated="6"/>
          <table:table-cell table:style-name="ce9" office:value-type="float" office:value="7200000">
            <text:p>72000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373">
            <text:p>0.373</text:p>
          </table:table-cell>
          <table:table-cell table:style-name="ce9" table:formula="of:=60000/[.B3]-[.J10]" office:value-type="float" office:value="2.49864715006354">
            <text:p>2.4986471501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random</text:p>
          </table:table-cell>
          <table:table-cell table:number-columns-repeated="6"/>
          <table:table-cell table:style-name="ce9" office:value-type="float" office:value="7200000">
            <text:p>72000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373">
            <text:p>0.373</text:p>
          </table:table-cell>
          <table:table-cell table:style-name="ce9" table:formula="of:=60000/[.C3]-[.J11]" office:value-type="float" office:value="2.49161630004392">
            <text:p>2.4916163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box metrics" table:style-name="ta2">
        <office:forms form:automatic-focus="false" form:apply-design-mode="false"/>
        <table:shapes>
          <draw:frame draw:z-index="0" draw:name="Chart 1" draw:style-name="gr1" svg:width="4.5012in" svg:height="2.9984in" svg:x="0.161in" svg:y="4.9031in">
            <draw:object draw:notify-on-update-of-ranges="'vbox metrics'.A12:'vbox metrics'.A12 'vbox metrics'.A13:'vbox metrics'.A19 'vbox metrics'.B12:'vbox metrics'.B12 'vbox metrics'.B13:'vbox metrics'.B19 'vbox metrics'.C12:'vbox metrics'.C12 'vbox metrics'.C13:'vbox metrics'.C19 'vbox metrics'.D12:'vbox metrics'.D12 'vbox metrics'.D13:'vbox metrics'.D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name="Chart 2" draw:style-name="gr1" svg:width="4.5035in" svg:height="2.9969in" svg:x="4.876in" svg:y="4.9154in">
            <draw:object draw:notify-on-update-of-ranges="'vbox metrics'.A12:'vbox metrics'.A12 'vbox metrics'.A13:'vbox metrics'.A19 'vbox metrics'.E12:'vbox metrics'.E12 'vbox metrics'.E13:'vbox metrics'.E19 'vbox metrics'.F12:'vbox metrics'.F12 'vbox metrics'.F13:'vbox metrics'.F19 'vbox metrics'.G12:'vbox metrics'.G12 'vbox metrics'.G13:'vbox metrics'.G1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1015" table:default-cell-style-name="Default"/>
        <table:table-row table:style-name="ro1">
          <table:table-cell table:style-name="ce10" office:value-type="string">
            <text:p>Configuration</text:p>
          </table:table-cell>
          <table:table-cell table:style-name="ce10" office:value-type="string">
            <text:p>CPU/Load/User:avg</text:p>
          </table:table-cell>
          <table:table-cell table:style-name="ce10" office:value-type="string">
            <text:p>CPU/Load/Kernel:avg</text:p>
          </table:table-cell>
          <table:table-cell table:style-name="ce10" office:value-type="string">
            <text:p>CPU/Load/Total:avg</text:p>
          </table:table-cell>
          <table:table-cell table:style-name="ce10" table:number-columns-repeated="2"/>
          <table:table-cell table:style-name="ce10" office:value-type="string">
            <text:p>Total Ram</text:p>
          </table:table-cell>
          <table:table-cell table:style-name="ce10" office:value-type="string">
            <text:p>Guest/RAM/Usage/Free:avg</text:p>
          </table:table-cell>
          <table:table-cell table:style-name="ce10" office:value-type="string">
            <text:p>Guest/RAM/Usage/Used:avg</text:p>
          </table:table-cell>
          <table:table-cell table:style-name="ce10" table:number-columns-repeated="1015"/>
        </table:table-row>
        <table:table-row table:style-name="ro1">
          <table:table-cell office:value-type="string">
            <text:p>cyclic_bind</text:p>
          </table:table-cell>
          <table:table-cell office:value-type="float" office:value="21.48">
            <text:p>21.48</text:p>
          </table:table-cell>
          <table:table-cell office:value-type="float" office:value="69.13">
            <text:p>69.13</text:p>
          </table:table-cell>
          <table:table-cell table:formula="of:=[.B2]+[.C2]" office:value-type="float" office:value="90.61">
            <text:p>90.61</text:p>
          </table:table-cell>
          <table:table-cell table:number-columns-repeated="2"/>
          <table:table-cell office:value-type="float" office:value="512">
            <text:p>512</text:p>
          </table:table-cell>
          <table:table-cell table:formula="of:=474895/1024" office:value-type="float" office:value="463.7646484375">
            <text:p>463.7646484375</text:p>
          </table:table-cell>
          <table:table-cell table:formula="of:=[.G2]-[.H2]" office:value-type="float" office:value="48.2353515625">
            <text:p>48.2353515625</text:p>
          </table:table-cell>
          <table:table-cell table:number-columns-repeated="1015"/>
        </table:table-row>
        <table:table-row table:style-name="ro1">
          <table:table-cell office:value-type="string">
            <text:p>random_bind</text:p>
          </table:table-cell>
          <table:table-cell office:value-type="float" office:value="24.05">
            <text:p>24.05</text:p>
          </table:table-cell>
          <table:table-cell office:value-type="float" office:value="66.66">
            <text:p>66.66</text:p>
          </table:table-cell>
          <table:table-cell table:formula="of:=[.B3]+[.C3]" office:value-type="float" office:value="90.71">
            <text:p>90.71</text:p>
          </table:table-cell>
          <table:table-cell table:number-columns-repeated="2"/>
          <table:table-cell office:value-type="float" office:value="512">
            <text:p>512</text:p>
          </table:table-cell>
          <table:table-cell table:formula="of:=474855/1024" office:value-type="float" office:value="463.7255859375">
            <text:p>463.7255859375</text:p>
          </table:table-cell>
          <table:table-cell table:formula="of:=[.G3]-[.H3]" office:value-type="float" office:value="48.2744140625">
            <text:p>48.2744140625</text:p>
          </table:table-cell>
          <table:table-cell table:number-columns-repeated="1015"/>
        </table:table-row>
        <table:table-row table:style-name="ro1">
          <table:table-cell office:value-type="string">
            <text:p>ttl0_lbbind</text:p>
          </table:table-cell>
          <table:table-cell office:value-type="float" office:value="29.71">
            <text:p>29.71</text:p>
          </table:table-cell>
          <table:table-cell office:value-type="float" office:value="63.56">
            <text:p>63.56</text:p>
          </table:table-cell>
          <table:table-cell table:formula="of:=[.B4]+[.C4]" office:value-type="float" office:value="93.27">
            <text:p>93.27</text:p>
          </table:table-cell>
          <table:table-cell table:number-columns-repeated="2"/>
          <table:table-cell office:value-type="float" office:value="512">
            <text:p>512</text:p>
          </table:table-cell>
          <table:table-cell table:formula="of:=470642/1024" office:value-type="float" office:value="459.611328125">
            <text:p>459.611328125</text:p>
          </table:table-cell>
          <table:table-cell table:formula="of:=[.G4]-[.H4]" office:value-type="float" office:value="52.388671875">
            <text:p>52.388671875</text:p>
          </table:table-cell>
          <table:table-cell table:number-columns-repeated="1015"/>
        </table:table-row>
        <table:table-row table:style-name="ro1">
          <table:table-cell office:value-type="string">
            <text:p>ttl1_lbbind</text:p>
          </table:table-cell>
          <table:table-cell office:value-type="float" office:value="25.8">
            <text:p>25.8</text:p>
          </table:table-cell>
          <table:table-cell office:value-type="float" office:value="64.3">
            <text:p>64.3</text:p>
          </table:table-cell>
          <table:table-cell table:formula="of:=[.B5]+[.C5]" office:value-type="float" office:value="90.1">
            <text:p>90.1</text:p>
          </table:table-cell>
          <table:table-cell table:number-columns-repeated="2"/>
          <table:table-cell office:value-type="float" office:value="512">
            <text:p>512</text:p>
          </table:table-cell>
          <table:table-cell table:formula="of:=471154/1024" office:value-type="float" office:value="460.111328125">
            <text:p>460.111328125</text:p>
          </table:table-cell>
          <table:table-cell table:formula="of:=[.G5]-[.H5]" office:value-type="float" office:value="51.888671875">
            <text:p>51.888671875</text:p>
          </table:table-cell>
          <table:table-cell table:number-columns-repeated="1015"/>
        </table:table-row>
        <table:table-row table:style-name="ro1">
          <table:table-cell office:value-type="string">
            <text:p>ttl2_lbbind</text:p>
          </table:table-cell>
          <table:table-cell office:value-type="float" office:value="25.86">
            <text:p>25.86</text:p>
          </table:table-cell>
          <table:table-cell office:value-type="float" office:value="68.81">
            <text:p>68.81</text:p>
          </table:table-cell>
          <table:table-cell table:formula="of:=[.B6]+[.C6]" office:value-type="float" office:value="94.67">
            <text:p>94.67</text:p>
          </table:table-cell>
          <table:table-cell table:number-columns-repeated="2"/>
          <table:table-cell office:value-type="float" office:value="512">
            <text:p>512</text:p>
          </table:table-cell>
          <table:table-cell table:formula="of:=474082/1024" office:value-type="float" office:value="462.970703125">
            <text:p>462.970703125</text:p>
          </table:table-cell>
          <table:table-cell table:formula="of:=[.G6]-[.H6]" office:value-type="float" office:value="49.029296875">
            <text:p>49.029296875</text:p>
          </table:table-cell>
          <table:table-cell table:number-columns-repeated="1015"/>
        </table:table-row>
        <table:table-row table:style-name="ro1">
          <table:table-cell office:value-type="string">
            <text:p>ttl5_lbbind</text:p>
          </table:table-cell>
          <table:table-cell office:value-type="float" office:value="25.18">
            <text:p>25.18</text:p>
          </table:table-cell>
          <table:table-cell office:value-type="float" office:value="67.1">
            <text:p>67.1</text:p>
          </table:table-cell>
          <table:table-cell table:formula="of:=[.B7]+[.C7]" office:value-type="float" office:value="92.28">
            <text:p>92.28</text:p>
          </table:table-cell>
          <table:table-cell table:number-columns-repeated="2"/>
          <table:table-cell office:value-type="float" office:value="512">
            <text:p>512</text:p>
          </table:table-cell>
          <table:table-cell table:formula="of:=474607/1024" office:value-type="float" office:value="463.4833984375">
            <text:p>463.4833984375</text:p>
          </table:table-cell>
          <table:table-cell table:formula="of:=[.G7]-[.H7]" office:value-type="float" office:value="48.5166015625">
            <text:p>48.5166015625</text:p>
          </table:table-cell>
          <table:table-cell table:number-columns-repeated="1015"/>
        </table:table-row>
        <table:table-row table:style-name="ro1">
          <table:table-cell office:value-type="string">
            <text:p>ttl10_lbbind</text:p>
          </table:table-cell>
          <table:table-cell office:value-type="float" office:value="23.88">
            <text:p>23.88</text:p>
          </table:table-cell>
          <table:table-cell office:value-type="float" office:value="65.53">
            <text:p>65.53</text:p>
          </table:table-cell>
          <table:table-cell table:formula="of:=[.B8]+[.C8]" office:value-type="float" office:value="89.41">
            <text:p>89.41</text:p>
          </table:table-cell>
          <table:table-cell table:number-columns-repeated="2"/>
          <table:table-cell office:value-type="float" office:value="512">
            <text:p>512</text:p>
          </table:table-cell>
          <table:table-cell table:formula="of:=474912/1024" office:value-type="float" office:value="463.78125">
            <text:p>463.78125</text:p>
          </table:table-cell>
          <table:table-cell table:formula="of:=[.G8]-[.H8]" office:value-type="float" office:value="48.21875">
            <text:p>48.21875</text:p>
          </table:table-cell>
          <table:table-cell table:number-columns-repeated="1015"/>
        </table:table-row>
        <table:table-row table:style-name="ro1">
          <table:table-cell office:value-type="string">
            <text:p>ttl30_lbbind</text:p>
          </table:table-cell>
          <table:table-cell office:value-type="float" office:value="24.88">
            <text:p>24.88</text:p>
          </table:table-cell>
          <table:table-cell office:value-type="float" office:value="66.98">
            <text:p>66.98</text:p>
          </table:table-cell>
          <table:table-cell table:formula="of:=[.B9]+[.C9]" office:value-type="float" office:value="91.86">
            <text:p>91.86</text:p>
          </table:table-cell>
          <table:table-cell table:number-columns-repeated="2"/>
          <table:table-cell office:value-type="float" office:value="512">
            <text:p>512</text:p>
          </table:table-cell>
          <table:table-cell table:formula="of:=474827/1024" office:value-type="float" office:value="463.6982421875">
            <text:p>463.6982421875</text:p>
          </table:table-cell>
          <table:table-cell table:formula="of:=[.G9]-[.H9]" office:value-type="float" office:value="48.3017578125">
            <text:p>48.3017578125</text:p>
          </table:table-cell>
          <table:table-cell table:number-columns-repeated="1015"/>
        </table:table-row>
        <table:table-row table:style-name="ro1">
          <table:table-cell office:value-type="string">
            <text:p>ttl_inf_lbbind</text:p>
          </table:table-cell>
          <table:table-cell office:value-type="float" office:value="24.11">
            <text:p>24.11</text:p>
          </table:table-cell>
          <table:table-cell office:value-type="float" office:value="67.35">
            <text:p>67.35</text:p>
          </table:table-cell>
          <table:table-cell table:formula="of:=[.B10]+[.C10]" office:value-type="float" office:value="91.46">
            <text:p>91.46</text:p>
          </table:table-cell>
          <table:table-cell table:number-columns-repeated="2"/>
          <table:table-cell office:value-type="float" office:value="512">
            <text:p>512</text:p>
          </table:table-cell>
          <table:table-cell table:formula="of:=474869/1024" office:value-type="float" office:value="463.7392578125">
            <text:p>463.7392578125</text:p>
          </table:table-cell>
          <table:table-cell table:formula="of:=[.G10]-[.H10]" office:value-type="float" office:value="48.2607421875">
            <text:p>48.2607421875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12" office:value-type="string" table:number-columns-spanned="3" table:number-rows-spanned="1">
            <text:p>Cpu Load</text:p>
          </table:table-cell>
          <table:covered-table-cell table:number-columns-repeated="2" table:style-name="ce13"/>
          <table:table-cell table:style-name="ce12" office:value-type="string" table:number-columns-spanned="3" table:number-rows-spanned="1">
            <text:p>Memory usage</text:p>
          </table:table-cell>
          <table:covered-table-cell table:number-columns-repeated="2" table:style-name="ce13"/>
          <table:table-cell table:number-columns-repeated="1017"/>
        </table:table-row>
        <table:table-row table:style-name="ro1">
          <table:table-cell table:style-name="ce10" office:value-type="string">
            <text:p>TTL</text:p>
          </table:table-cell>
          <table:table-cell table:style-name="ce10" office:value-type="string">
            <text:p>cyclic</text:p>
          </table:table-cell>
          <table:table-cell table:style-name="ce10" office:value-type="string">
            <text:p>random</text:p>
          </table:table-cell>
          <table:table-cell table:style-name="ce10" office:value-type="string">
            <text:p>lbbind</text:p>
          </table:table-cell>
          <table:table-cell table:style-name="ce10" office:value-type="string">
            <text:p>cyclic</text:p>
          </table:table-cell>
          <table:table-cell table:style-name="ce10" office:value-type="string">
            <text:p>random</text:p>
          </table:table-cell>
          <table:table-cell table:style-name="ce10" office:value-type="string">
            <text:p>lbbind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formula="of:=[.$D$2]" office:value-type="float" office:value="90.61">
            <text:p>90.61</text:p>
          </table:table-cell>
          <table:table-cell table:formula="of:=[.$D$3]" office:value-type="float" office:value="90.71">
            <text:p>90.71</text:p>
          </table:table-cell>
          <table:table-cell table:formula="of:=[.B4]+[.C4]" office:value-type="float" office:value="93.27">
            <text:p>93.27</text:p>
          </table:table-cell>
          <table:table-cell table:formula="of:=[.$I$2]" office:value-type="float" office:value="48.2353515625">
            <text:p>48.2353515625</text:p>
          </table:table-cell>
          <table:table-cell table:formula="of:=[.$I$3]" office:value-type="float" office:value="48.2744140625">
            <text:p>48.2744140625</text:p>
          </table:table-cell>
          <table:table-cell table:formula="of:=[.G4]-[.H4]" office:value-type="float" office:value="52.388671875">
            <text:p>52.388671875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formula="of:=[.$D$2]" office:value-type="float" office:value="90.61">
            <text:p>90.61</text:p>
          </table:table-cell>
          <table:table-cell table:formula="of:=[.$D$3]" office:value-type="float" office:value="90.71">
            <text:p>90.71</text:p>
          </table:table-cell>
          <table:table-cell table:formula="of:=[.B5]+[.C5]" office:value-type="float" office:value="90.1">
            <text:p>90.1</text:p>
          </table:table-cell>
          <table:table-cell table:formula="of:=[.$I$2]" office:value-type="float" office:value="48.2353515625">
            <text:p>48.2353515625</text:p>
          </table:table-cell>
          <table:table-cell table:formula="of:=[.$I$3]" office:value-type="float" office:value="48.2744140625">
            <text:p>48.2744140625</text:p>
          </table:table-cell>
          <table:table-cell table:formula="of:=[.G5]-[.H5]" office:value-type="float" office:value="51.888671875">
            <text:p>51.888671875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formula="of:=[.$D$2]" office:value-type="float" office:value="90.61">
            <text:p>90.61</text:p>
          </table:table-cell>
          <table:table-cell table:formula="of:=[.$D$3]" office:value-type="float" office:value="90.71">
            <text:p>90.71</text:p>
          </table:table-cell>
          <table:table-cell table:formula="of:=[.B6]+[.C6]" office:value-type="float" office:value="94.67">
            <text:p>94.67</text:p>
          </table:table-cell>
          <table:table-cell table:formula="of:=[.$I$2]" office:value-type="float" office:value="48.2353515625">
            <text:p>48.2353515625</text:p>
          </table:table-cell>
          <table:table-cell table:formula="of:=[.$I$3]" office:value-type="float" office:value="48.2744140625">
            <text:p>48.2744140625</text:p>
          </table:table-cell>
          <table:table-cell table:formula="of:=[.G6]-[.H6]" office:value-type="float" office:value="49.029296875">
            <text:p>49.029296875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table:formula="of:=[.$D$2]" office:value-type="float" office:value="90.61">
            <text:p>90.61</text:p>
          </table:table-cell>
          <table:table-cell table:formula="of:=[.$D$3]" office:value-type="float" office:value="90.71">
            <text:p>90.71</text:p>
          </table:table-cell>
          <table:table-cell table:formula="of:=[.B7]+[.C7]" office:value-type="float" office:value="92.28">
            <text:p>92.28</text:p>
          </table:table-cell>
          <table:table-cell table:formula="of:=[.$I$2]" office:value-type="float" office:value="48.2353515625">
            <text:p>48.2353515625</text:p>
          </table:table-cell>
          <table:table-cell table:formula="of:=[.$I$3]" office:value-type="float" office:value="48.2744140625">
            <text:p>48.2744140625</text:p>
          </table:table-cell>
          <table:table-cell table:formula="of:=[.G7]-[.H7]" office:value-type="float" office:value="48.5166015625">
            <text:p>48.5166015625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table:formula="of:=[.$D$2]" office:value-type="float" office:value="90.61">
            <text:p>90.61</text:p>
          </table:table-cell>
          <table:table-cell table:formula="of:=[.$D$3]" office:value-type="float" office:value="90.71">
            <text:p>90.71</text:p>
          </table:table-cell>
          <table:table-cell table:formula="of:=[.B8]+[.C8]" office:value-type="float" office:value="89.41">
            <text:p>89.41</text:p>
          </table:table-cell>
          <table:table-cell table:formula="of:=[.$I$2]" office:value-type="float" office:value="48.2353515625">
            <text:p>48.2353515625</text:p>
          </table:table-cell>
          <table:table-cell table:formula="of:=[.$I$3]" office:value-type="float" office:value="48.2744140625">
            <text:p>48.2744140625</text:p>
          </table:table-cell>
          <table:table-cell table:formula="of:=[.G8]-[.H8]" office:value-type="float" office:value="48.21875">
            <text:p>48.21875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table:formula="of:=[.$D$2]" office:value-type="float" office:value="90.61">
            <text:p>90.61</text:p>
          </table:table-cell>
          <table:table-cell table:formula="of:=[.$D$3]" office:value-type="float" office:value="90.71">
            <text:p>90.71</text:p>
          </table:table-cell>
          <table:table-cell table:formula="of:=[.B9]+[.C9]" office:value-type="float" office:value="91.86">
            <text:p>91.86</text:p>
          </table:table-cell>
          <table:table-cell table:formula="of:=[.$I$2]" office:value-type="float" office:value="48.2353515625">
            <text:p>48.2353515625</text:p>
          </table:table-cell>
          <table:table-cell table:formula="of:=[.$I$3]" office:value-type="float" office:value="48.2744140625">
            <text:p>48.2744140625</text:p>
          </table:table-cell>
          <table:table-cell table:formula="of:=[.G9]-[.H9]" office:value-type="float" office:value="48.3017578125">
            <text:p>48.3017578125</text:p>
          </table:table-cell>
          <table:table-cell table:number-columns-repeated="1017"/>
        </table:table-row>
        <table:table-row table:style-name="ro1">
          <table:table-cell table:style-name="ce11" office:value-type="string">
            <text:p>∞</text:p>
          </table:table-cell>
          <table:table-cell table:formula="of:=[.$D$2]" office:value-type="float" office:value="90.61">
            <text:p>90.61</text:p>
          </table:table-cell>
          <table:table-cell table:formula="of:=[.$D$3]" office:value-type="float" office:value="90.71">
            <text:p>90.71</text:p>
          </table:table-cell>
          <table:table-cell table:formula="of:=[.B10]+[.C10]" office:value-type="float" office:value="91.46">
            <text:p>91.46</text:p>
          </table:table-cell>
          <table:table-cell table:formula="of:=[.$I$2]" office:value-type="float" office:value="48.2353515625">
            <text:p>48.2353515625</text:p>
          </table:table-cell>
          <table:table-cell table:formula="of:=[.$I$3]" office:value-type="float" office:value="48.2744140625">
            <text:p>48.2744140625</text:p>
          </table:table-cell>
          <table:table-cell table:formula="of:=[.G10]-[.H10]" office:value-type="float" office:value="48.2607421875">
            <text:p>48.2607421875</text:p>
          </table:table-cell>
          <table:table-cell table:number-columns-repeated="1017"/>
        </table:table-row>
      </table:table>
      <table:table table:name="Sheet3" table:style-name="ta3">
        <table:table-column table:style-name="co1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2" style:font-name-asian="Droid Sans Fallback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1">06/21/2012</text:date>, <text:time>18:4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NSPERF" style:display-name="PageStyle_DNSPERF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vbox_20_metrics" style:display-name="PageStyle_vbox metric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</meta:creation-date>
    <dc:date>2012-06-21T18:44:48</dc:date>
    <meta:editing-cycles>57</meta:editing-cycles>
    <meta:editing-duration>PT4H41M1S</meta:editing-duration>
    <meta:generator>LibreOffice/3.4$Unix LibreOffice_project/340m1$Build-402</meta:generator>
    <meta:document-statistic meta:table-count="3" meta:cell-count="22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41312"/>
    </style:style>
    <style:style style:name="ch2" style:family="chart">
      <style:graphic-properties draw:fill="solid" draw:fill-color="#d9d9d9"/>
      <style:text-properties fo:color="#141312" fo:font-size="10pt" style:font-size-asian="10pt" style:font-family-complex="Arial" style:font-size-complex="10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141312" fo:font-size="10pt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141312" fo:font-size="9pt" style:font-size-asian="9pt" style:font-family-complex="Arial" style:font-size-complex="9pt"/>
    </style:style>
    <style:style style:name="ch6" style:family="chart" style:data-style-name="N0">
      <style:chart-properties chart:display-label="true" chart:logarithmic="false" chart:minimum="20500" chart:reverse-direction="false" text:line-break="false" chart:axis-position="1" chart:tick-mark-position="at-axis"/>
      <style:graphic-properties svg:stroke-color="#b3b3b3"/>
      <style:text-properties fo:color="#141312" fo:font-size="10pt" style:font-size-asian="10pt" style:font-family-complex="Arial" style:font-size-complex="10pt"/>
    </style:style>
    <style:style style:name="ch7" style:family="chart">
      <style:chart-properties style:rotation-angle="90"/>
      <style:text-properties fo:color="#141312" fo:font-size="12pt" style:font-size-asian="12pt" style:font-family-complex="Arial" style:font-size-complex="12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1.426cm" svg:height="7.619cm" xlink:href=".." xlink:type="simple" chart:class="chart:line" chart:style-name="ch1">
        <chart:legend svg:x="8.09cm" svg:y="0.645cm" style:legend-expansion="custom" chartooo:width="2.8cm" chartooo:height="1.465cm" style:legend-expansion-aspect-ratio="1.91126279863481" chart:style-name="ch2"/>
        <chart:plot-area chart:style-name="ch3" table:cell-range-address="DNSPERF.A2:DNSPERF.D9" chart:data-source-has-labels="both" svg:x="0.682cm" svg:y="0.446cm" svg:width="10.329cm" svg:height="6.255cm">
          <chartooo:coordinate-region svg:x="1.859cm" svg:y="0.645cm" svg:width="9.031cm" svg:height="5.409cm"/>
          <chart:axis chart:dimension="x" chart:name="primary-x" chart:style-name="ch4" chartooo:axis-type="auto">
            <chartooo:date-scale/>
            <chart:title svg:x="4.056cm" svg:y="6.853cm" chart:style-name="ch5">
              <text:p>Profiler's update interval</text:p>
            </chart:title>
            <chart:categories table:cell-range-address="DNSPERF.A3:DNSPERF.A9"/>
          </chart:axis>
          <chart:axis chart:dimension="y" chart:name="primary-y" chart:style-name="ch6">
            <chart:title svg:x="0.043cm" svg:y="5.405cm" chart:style-name="ch7">
              <text:p>Queries per second</text:p>
            </chart:title>
            <chart:grid chart:style-name="ch8" chart:class="major"/>
          </chart:axis>
          <chart:series chart:style-name="ch9" chart:values-cell-range-address="DNSPERF.B3:DNSPERF.B9" chart:label-cell-address="DNSPERF.B2:DNSPERF.B2" chart:class="chart:line">
            <chart:data-point chart:repeated="7"/>
          </chart:series>
          <chart:series chart:style-name="ch10" chart:values-cell-range-address="DNSPERF.C3:DNSPERF.C9" chart:label-cell-address="DNSPERF.C2:DNSPERF.C2" chart:class="chart:line">
            <chart:data-point chart:repeated="7"/>
          </chart:series>
          <chart:series chart:style-name="ch11" chart:values-cell-range-address="DNSPERF.D3:DNSPERF.D9" chart:label-cell-address="DNSPERF.D2:DNSPERF.D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ic</text:p>
                <draw:g>
                  <svg:desc>DNSPERF.B2:DNSPERF.B2</svg:desc>
                </draw:g>
              </table:table-cell>
              <table:table-cell office:value-type="string">
                <text:p>random</text:p>
                <draw:g>
                  <svg:desc>DNSPERF.C2:DNSPERF.C2</svg:desc>
                </draw:g>
              </table:table-cell>
              <table:table-cell office:value-type="string">
                <text:p>lbbind</text:p>
                <draw:g>
                  <svg:desc>DNSPERF.D2:DNSPERF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DNSPERF.A3:DNSPERF.A9</svg:desc>
                </draw:g>
              </table:table-cell>
              <table:table-cell office:value-type="float" office:value="20893.931902">
                <text:p>20893.931902</text:p>
                <draw:g>
                  <svg:desc>DNSPERF.B3:DNSPERF.B9</svg:desc>
                </draw:g>
              </table:table-cell>
              <table:table-cell office:value-type="float" office:value="20945.2135">
                <text:p>20945.2135</text:p>
                <draw:g>
                  <svg:desc>DNSPERF.C3:DNSPERF.C9</svg:desc>
                </draw:g>
              </table:table-cell>
              <table:table-cell office:value-type="float" office:value="22992.505724">
                <text:p>22992.505724</text:p>
                <draw:g>
                  <svg:desc>DNSPERF.D3:DNSPERF.D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0893.931902">
                <text:p>20893.931902</text:p>
              </table:table-cell>
              <table:table-cell office:value-type="float" office:value="20945.2135">
                <text:p>20945.2135</text:p>
              </table:table-cell>
              <table:table-cell office:value-type="float" office:value="22552.920922">
                <text:p>22552.92092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0893.931902">
                <text:p>20893.931902</text:p>
              </table:table-cell>
              <table:table-cell office:value-type="float" office:value="20945.2135">
                <text:p>20945.2135</text:p>
              </table:table-cell>
              <table:table-cell office:value-type="float" office:value="21651.82058">
                <text:p>21651.8205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893.931902">
                <text:p>20893.931902</text:p>
              </table:table-cell>
              <table:table-cell office:value-type="float" office:value="20945.2135">
                <text:p>20945.2135</text:p>
              </table:table-cell>
              <table:table-cell office:value-type="float" office:value="22090.560843">
                <text:p>22090.5608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893.931902">
                <text:p>20893.931902</text:p>
              </table:table-cell>
              <table:table-cell office:value-type="float" office:value="20945.2135">
                <text:p>20945.2135</text:p>
              </table:table-cell>
              <table:table-cell office:value-type="float" office:value="21396.702441">
                <text:p>21396.70244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0893.931902">
                <text:p>20893.931902</text:p>
              </table:table-cell>
              <table:table-cell office:value-type="float" office:value="20945.2135">
                <text:p>20945.2135</text:p>
              </table:table-cell>
              <table:table-cell office:value-type="float" office:value="21283.072491">
                <text:p>21283.072491</text:p>
              </table:table-cell>
            </table:table-row>
            <table:table-row>
              <table:table-cell office:value-type="string">
                <text:p>∞</text:p>
              </table:table-cell>
              <table:table-cell office:value-type="float" office:value="20893.931902">
                <text:p>20893.931902</text:p>
              </table:table-cell>
              <table:table-cell office:value-type="float" office:value="20945.2135">
                <text:p>20945.2135</text:p>
              </table:table-cell>
              <table:table-cell office:value-type="float" office:value="21229.70016">
                <text:p>21229.70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41312"/>
    </style:style>
    <style:style style:name="ch2" style:family="chart">
      <style:graphic-properties draw:fill="solid" draw:fill-color="#d9d9d9"/>
      <style:text-properties fo:color="#141312" fo:font-size="10pt" style:font-size-asian="10pt" style:font-family-complex="Arial" style:font-size-complex="10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141312" fo:font-size="10pt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141312" fo:font-size="9pt" style:font-size-asian="9pt" style:font-family-complex="Arial" style:font-size-complex="9pt"/>
    </style:style>
    <style:style style:name="ch6" style:family="chart" style:data-style-name="N0">
      <style:chart-properties chart:display-label="true" chart:logarithmic="false" chart:minimum="1.4" chart:maximum="3.5" chart:reverse-direction="false" text:line-break="false" chart:axis-position="1" chart:tick-mark-position="at-axis"/>
      <style:graphic-properties svg:stroke-color="#b3b3b3"/>
      <style:text-properties fo:color="#141312" fo:font-size="10pt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141312" fo:font-size="12pt" style:font-size-asian="12pt" style:font-family-complex="Arial" style:font-size-complex="12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1.43cm" svg:height="7.61cm" xlink:href=".." xlink:type="simple" chart:class="chart:line" chart:style-name="ch1">
        <chart:legend svg:x="8.306cm" svg:y="4.367cm" style:legend-expansion="custom" chartooo:width="2.706cm" chartooo:height="1.676cm" style:legend-expansion-aspect-ratio="1.6145584725537" chart:style-name="ch2"/>
        <chart:plot-area chart:style-name="ch3" table:cell-range-address="DNSPERF.A2:DNSPERF.A9 DNSPERF.E2:DNSPERF.G9" chart:data-source-has-labels="both" svg:x="0.811cm" svg:y="0.601cm" svg:width="10.322cm" svg:height="6.09cm">
          <chartooo:coordinate-region svg:x="1.538cm" svg:y="0.601cm" svg:width="9.474cm" svg:height="5.444cm"/>
          <chart:axis chart:dimension="x" chart:name="primary-x" chart:style-name="ch4" chartooo:axis-type="auto">
            <chartooo:date-scale/>
            <chart:title svg:x="4.182cm" svg:y="6.843cm" chart:style-name="ch5">
              <text:p>Profiler's update interval</text:p>
            </chart:title>
            <chart:categories table:cell-range-address="DNSPERF.A3:DNSPERF.A9"/>
          </chart:axis>
          <chart:axis chart:dimension="y" chart:name="primary-y" chart:style-name="ch6">
            <chart:title svg:x="0cm" svg:y="6.328cm" chart:style-name="ch7">
              <text:p>Average response time (ms)</text:p>
            </chart:title>
            <chart:grid chart:style-name="ch8" chart:class="major"/>
          </chart:axis>
          <chart:series chart:style-name="ch9" chart:values-cell-range-address="DNSPERF.E3:DNSPERF.E9" chart:label-cell-address="DNSPERF.E2:DNSPERF.E2" chart:class="chart:line">
            <chart:data-point chart:repeated="7"/>
          </chart:series>
          <chart:series chart:style-name="ch10" chart:values-cell-range-address="DNSPERF.F3:DNSPERF.F9" chart:label-cell-address="DNSPERF.F2:DNSPERF.F2" chart:class="chart:line">
            <chart:data-point chart:repeated="7"/>
          </chart:series>
          <chart:series chart:style-name="ch11" chart:values-cell-range-address="DNSPERF.G3:DNSPERF.G9" chart:label-cell-address="DNSPERF.G2:DNSPERF.G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ic</text:p>
                <draw:g>
                  <svg:desc>DNSPERF.E2:DNSPERF.E2</svg:desc>
                </draw:g>
              </table:table-cell>
              <table:table-cell office:value-type="string">
                <text:p>random</text:p>
                <draw:g>
                  <svg:desc>DNSPERF.F2:DNSPERF.F2</svg:desc>
                </draw:g>
              </table:table-cell>
              <table:table-cell office:value-type="string">
                <text:p>lbbind</text:p>
                <draw:g>
                  <svg:desc>DNSPERF.G2:DNSPERF.G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DNSPERF.A3:DNSPERF.A9</svg:desc>
                </draw:g>
              </table:table-cell>
              <table:table-cell office:value-type="float" office:value="3.16">
                <text:p>3.16</text:p>
                <draw:g>
                  <svg:desc>DNSPERF.E3:DNSPERF.E9</svg:desc>
                </draw:g>
              </table:table-cell>
              <table:table-cell office:value-type="float" office:value="3.17">
                <text:p>3.17</text:p>
                <draw:g>
                  <svg:desc>DNSPERF.F3:DNSPERF.F9</svg:desc>
                </draw:g>
              </table:table-cell>
              <table:table-cell office:value-type="float" office:value="1.81">
                <text:p>1.81</text:p>
                <draw:g>
                  <svg:desc>DNSPERF.G3:DNSPERF.G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.16">
                <text:p>3.16</text:p>
              </table:table-cell>
              <table:table-cell office:value-type="float" office:value="3.17">
                <text:p>3.17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16">
                <text:p>3.16</text:p>
              </table:table-cell>
              <table:table-cell office:value-type="float" office:value="3.17">
                <text:p>3.17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.16">
                <text:p>3.16</text:p>
              </table:table-cell>
              <table:table-cell office:value-type="float" office:value="3.17">
                <text:p>3.17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16">
                <text:p>3.16</text:p>
              </table:table-cell>
              <table:table-cell office:value-type="float" office:value="3.17">
                <text:p>3.17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16">
                <text:p>3.16</text:p>
              </table:table-cell>
              <table:table-cell office:value-type="float" office:value="3.17">
                <text:p>3.17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∞</text:p>
              </table:table-cell>
              <table:table-cell office:value-type="float" office:value="3.16">
                <text:p>3.16</text:p>
              </table:table-cell>
              <table:table-cell office:value-type="float" office:value="3.17">
                <text:p>3.17</text:p>
              </table:table-cell>
              <table:table-cell office:value-type="float" office:value="3.23">
                <text:p>3.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41312"/>
    </style:style>
    <style:style style:name="ch2" style:family="chart">
      <style:graphic-properties draw:fill="solid" draw:fill-color="#d9d9d9"/>
      <style:text-properties fo:color="#141312" fo:font-size="10pt" style:font-size-asian="10pt" style:font-family-complex="Arial" style:font-size-complex="10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141312" fo:font-size="10pt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141312" fo:font-size="9pt" style:font-size-asian="9pt" style:font-family-complex="Arial" style:font-size-complex="9pt"/>
    </style:style>
    <style:style style:name="ch6" style:family="chart" style:data-style-name="N0">
      <style:chart-properties chart:display-label="true" chart:logarithmic="false" chart:minimum="88" chart:reverse-direction="false" text:line-break="false" chart:axis-position="1" chart:tick-mark-position="at-axis"/>
      <style:graphic-properties svg:stroke-color="#b3b3b3"/>
      <style:text-properties fo:color="#141312" fo:font-size="10pt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141312" fo:font-size="12pt" style:font-size-asian="12pt" style:font-family-complex="Arial" style:font-size-complex="12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1.434cm" svg:height="7.617cm" xlink:href=".." xlink:type="simple" chart:class="chart:line" chart:style-name="ch1">
        <chart:legend svg:x="8.676cm" svg:y="0.645cm" style:legend-expansion="custom" chartooo:width="2.418cm" chartooo:height="1.585cm" style:legend-expansion-aspect-ratio="1.52555205047319" chart:style-name="ch2"/>
        <chart:plot-area chart:style-name="ch3" table:cell-range-address="'vbox metrics'.A12:'vbox metrics'.D19" chart:data-source-has-labels="both" svg:x="0.842cm" svg:y="0.445cm" svg:width="10.373cm" svg:height="6.253cm">
          <chartooo:coordinate-region svg:x="1.463cm" svg:y="0.645cm" svg:width="9.631cm" svg:height="5.407cm"/>
          <chart:axis chart:dimension="x" chart:name="primary-x" chart:style-name="ch4" chartooo:axis-type="auto">
            <chartooo:date-scale/>
            <chart:title svg:x="4.238cm" svg:y="6.85cm" chart:style-name="ch5">
              <text:p>Profiler's update interval</text:p>
            </chart:title>
            <chart:categories table:cell-range-address="'vbox metrics'.A13:'vbox metrics'.A19"/>
          </chart:axis>
          <chart:axis chart:dimension="y" chart:name="primary-y" chart:style-name="ch6">
            <chart:title svg:x="0cm" svg:y="4.997cm" chart:style-name="ch7">
              <text:p>CPU Load (%)</text:p>
            </chart:title>
            <chart:grid chart:style-name="ch8" chart:class="major"/>
          </chart:axis>
          <chart:series chart:style-name="ch9" chart:values-cell-range-address="'vbox metrics'.B13:'vbox metrics'.B19" chart:label-cell-address="'vbox metrics'.B12:'vbox metrics'.B12" chart:class="chart:line">
            <chart:data-point chart:repeated="7"/>
          </chart:series>
          <chart:series chart:style-name="ch10" chart:values-cell-range-address="'vbox metrics'.C13:'vbox metrics'.C19" chart:label-cell-address="'vbox metrics'.C12:'vbox metrics'.C12" chart:class="chart:line">
            <chart:data-point chart:repeated="7"/>
          </chart:series>
          <chart:series chart:style-name="ch11" chart:values-cell-range-address="'vbox metrics'.D13:'vbox metrics'.D19" chart:label-cell-address="'vbox metrics'.D12:'vbox metrics'.D1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ic</text:p>
                <draw:g>
                  <svg:desc>'vbox metrics'.B12:'vbox metrics'.B12</svg:desc>
                </draw:g>
              </table:table-cell>
              <table:table-cell office:value-type="string">
                <text:p>random</text:p>
                <draw:g>
                  <svg:desc>'vbox metrics'.C12:'vbox metrics'.C12</svg:desc>
                </draw:g>
              </table:table-cell>
              <table:table-cell office:value-type="string">
                <text:p>lbbind</text:p>
                <draw:g>
                  <svg:desc>'vbox metrics'.D12:'vbox metrics'.D1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vbox metrics'.A13:'vbox metrics'.A19</svg:desc>
                </draw:g>
              </table:table-cell>
              <table:table-cell office:value-type="float" office:value="90.61">
                <text:p>90.61</text:p>
                <draw:g>
                  <svg:desc>'vbox metrics'.B13:'vbox metrics'.B19</svg:desc>
                </draw:g>
              </table:table-cell>
              <table:table-cell office:value-type="float" office:value="90.71">
                <text:p>90.71</text:p>
                <draw:g>
                  <svg:desc>'vbox metrics'.C13:'vbox metrics'.C19</svg:desc>
                </draw:g>
              </table:table-cell>
              <table:table-cell office:value-type="float" office:value="93.27">
                <text:p>93.27</text:p>
                <draw:g>
                  <svg:desc>'vbox metrics'.D13:'vbox metrics'.D1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0.61">
                <text:p>90.61</text:p>
              </table:table-cell>
              <table:table-cell office:value-type="float" office:value="90.71">
                <text:p>90.71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0.61">
                <text:p>90.61</text:p>
              </table:table-cell>
              <table:table-cell office:value-type="float" office:value="90.71">
                <text:p>90.71</text:p>
              </table:table-cell>
              <table:table-cell office:value-type="float" office:value="94.67">
                <text:p>94.6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0.61">
                <text:p>90.61</text:p>
              </table:table-cell>
              <table:table-cell office:value-type="float" office:value="90.71">
                <text:p>90.71</text:p>
              </table:table-cell>
              <table:table-cell office:value-type="float" office:value="92.28">
                <text:p>92.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0.61">
                <text:p>90.61</text:p>
              </table:table-cell>
              <table:table-cell office:value-type="float" office:value="90.71">
                <text:p>90.71</text:p>
              </table:table-cell>
              <table:table-cell office:value-type="float" office:value="89.41">
                <text:p>89.4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0.61">
                <text:p>90.61</text:p>
              </table:table-cell>
              <table:table-cell office:value-type="float" office:value="90.71">
                <text:p>90.71</text:p>
              </table:table-cell>
              <table:table-cell office:value-type="float" office:value="91.86">
                <text:p>91.86</text:p>
              </table:table-cell>
            </table:table-row>
            <table:table-row>
              <table:table-cell office:value-type="string">
                <text:p>∞</text:p>
              </table:table-cell>
              <table:table-cell office:value-type="float" office:value="90.61">
                <text:p>90.61</text:p>
              </table:table-cell>
              <table:table-cell office:value-type="float" office:value="90.71">
                <text:p>90.71</text:p>
              </table:table-cell>
              <table:table-cell office:value-type="float" office:value="91.46">
                <text:p>91.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41312"/>
    </style:style>
    <style:style style:name="ch2" style:family="chart">
      <style:graphic-properties draw:fill="solid" draw:fill-color="#d9d9d9"/>
      <style:text-properties fo:color="#141312" fo:font-size="10pt" style:font-size-asian="10pt" style:font-family-complex="Arial" style:font-size-complex="10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141312" fo:font-size="10pt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141312" fo:font-size="9pt" style:font-size-asian="9pt" style:font-family-complex="Arial" style:font-size-complex="9pt"/>
    </style:style>
    <style:style style:name="ch6" style:family="chart" style:data-style-name="N0">
      <style:chart-properties chart:display-label="true" chart:logarithmic="false" chart:minimum="47" chart:maximum="53" chart:reverse-direction="false" text:line-break="false" chart:axis-position="1" chart:tick-mark-position="at-axis"/>
      <style:graphic-properties svg:stroke-color="#b3b3b3"/>
      <style:text-properties fo:color="#141312" fo:font-size="10pt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141312" fo:font-size="12pt" style:font-size-asian="12pt" style:font-family-complex="Arial" style:font-size-complex="12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1.44cm" svg:height="7.613cm" xlink:href=".." xlink:type="simple" chart:class="chart:line" chart:style-name="ch1">
        <chart:legend svg:x="8.746cm" svg:y="0.538cm" style:legend-expansion="custom" chartooo:width="2.432cm" chartooo:height="1.435cm" style:legend-expansion-aspect-ratio="1.69477351916376" chart:style-name="ch2"/>
        <chart:plot-area chart:style-name="ch3" table:cell-range-address="'vbox metrics'.A12:'vbox metrics'.A19 'vbox metrics'.E12:'vbox metrics'.G19" chart:data-source-has-labels="both" svg:x="0.843cm" svg:y="0.339cm" svg:width="10.456cm" svg:height="6.358cm">
          <chartooo:coordinate-region svg:x="1.464cm" svg:y="0.538cm" svg:width="9.714cm" svg:height="5.512cm"/>
          <chart:axis chart:dimension="x" chart:name="primary-x" chart:style-name="ch4" chartooo:axis-type="auto">
            <chartooo:date-scale/>
            <chart:title svg:x="4.281cm" svg:y="6.849cm" chart:style-name="ch5">
              <text:p>Profiler's update interval</text:p>
            </chart:title>
            <chart:categories table:cell-range-address="'vbox metrics'.A13:'vbox metrics'.A19"/>
          </chart:axis>
          <chart:axis chart:dimension="y" chart:name="primary-y" chart:style-name="ch6">
            <chart:title svg:x="0cm" svg:y="6.293cm" chart:style-name="ch7">
              <text:p>Average Memory usage (MB)</text:p>
            </chart:title>
            <chart:grid chart:style-name="ch8" chart:class="major"/>
          </chart:axis>
          <chart:series chart:style-name="ch9" chart:values-cell-range-address="'vbox metrics'.E13:'vbox metrics'.E19" chart:label-cell-address="'vbox metrics'.E12:'vbox metrics'.E12" chart:class="chart:line">
            <chart:data-point chart:repeated="7"/>
          </chart:series>
          <chart:series chart:style-name="ch10" chart:values-cell-range-address="'vbox metrics'.F13:'vbox metrics'.F19" chart:label-cell-address="'vbox metrics'.F12:'vbox metrics'.F12" chart:class="chart:line">
            <chart:data-point chart:repeated="7"/>
          </chart:series>
          <chart:series chart:style-name="ch11" chart:values-cell-range-address="'vbox metrics'.G13:'vbox metrics'.G19" chart:label-cell-address="'vbox metrics'.G12:'vbox metrics'.G1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ic</text:p>
                <draw:g>
                  <svg:desc>'vbox metrics'.E12:'vbox metrics'.E12</svg:desc>
                </draw:g>
              </table:table-cell>
              <table:table-cell office:value-type="string">
                <text:p>random</text:p>
                <draw:g>
                  <svg:desc>'vbox metrics'.F12:'vbox metrics'.F12</svg:desc>
                </draw:g>
              </table:table-cell>
              <table:table-cell office:value-type="string">
                <text:p>lbbind</text:p>
                <draw:g>
                  <svg:desc>'vbox metrics'.G12:'vbox metrics'.G1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vbox metrics'.A13:'vbox metrics'.A19</svg:desc>
                </draw:g>
              </table:table-cell>
              <table:table-cell office:value-type="float" office:value="48.2353515625">
                <text:p>48.2353515625</text:p>
                <draw:g>
                  <svg:desc>'vbox metrics'.E13:'vbox metrics'.E19</svg:desc>
                </draw:g>
              </table:table-cell>
              <table:table-cell office:value-type="float" office:value="48.2744140625">
                <text:p>48.2744140625</text:p>
                <draw:g>
                  <svg:desc>'vbox metrics'.F13:'vbox metrics'.F19</svg:desc>
                </draw:g>
              </table:table-cell>
              <table:table-cell office:value-type="float" office:value="52.388671875">
                <text:p>52.388671875</text:p>
                <draw:g>
                  <svg:desc>'vbox metrics'.G13:'vbox metrics'.G1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8.2353515625">
                <text:p>48.2353515625</text:p>
              </table:table-cell>
              <table:table-cell office:value-type="float" office:value="48.2744140625">
                <text:p>48.2744140625</text:p>
              </table:table-cell>
              <table:table-cell office:value-type="float" office:value="51.888671875">
                <text:p>51.8886718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8.2353515625">
                <text:p>48.2353515625</text:p>
              </table:table-cell>
              <table:table-cell office:value-type="float" office:value="48.2744140625">
                <text:p>48.2744140625</text:p>
              </table:table-cell>
              <table:table-cell office:value-type="float" office:value="49.029296875">
                <text:p>49.02929687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8.2353515625">
                <text:p>48.2353515625</text:p>
              </table:table-cell>
              <table:table-cell office:value-type="float" office:value="48.2744140625">
                <text:p>48.2744140625</text:p>
              </table:table-cell>
              <table:table-cell office:value-type="float" office:value="48.5166015625">
                <text:p>48.51660156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8.2353515625">
                <text:p>48.2353515625</text:p>
              </table:table-cell>
              <table:table-cell office:value-type="float" office:value="48.2744140625">
                <text:p>48.2744140625</text:p>
              </table:table-cell>
              <table:table-cell office:value-type="float" office:value="48.21875">
                <text:p>48.218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8.2353515625">
                <text:p>48.2353515625</text:p>
              </table:table-cell>
              <table:table-cell office:value-type="float" office:value="48.2744140625">
                <text:p>48.2744140625</text:p>
              </table:table-cell>
              <table:table-cell office:value-type="float" office:value="48.3017578125">
                <text:p>48.3017578125</text:p>
              </table:table-cell>
            </table:table-row>
            <table:table-row>
              <table:table-cell office:value-type="string">
                <text:p>∞</text:p>
              </table:table-cell>
              <table:table-cell office:value-type="float" office:value="48.2353515625">
                <text:p>48.2353515625</text:p>
              </table:table-cell>
              <table:table-cell office:value-type="float" office:value="48.2744140625">
                <text:p>48.2744140625</text:p>
              </table:table-cell>
              <table:table-cell office:value-type="float" office:value="48.2607421875">
                <text:p>48.26074218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